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solo puede guardarse como borrador</text:p>
          </table:table-cell>
          <table:table-cell office:value-type="string">
            <text:p>Datacard without source information only can be saved as Draft</text:p>
          </table:table-cell>
          <table:table-cell office:value-type="string">
            <text:p>Datacard sem fonte de informação só pode ser salvo como rascunho</text:p>
          </table:table-cell>
          <table:table-cell office:value-type="string">
            <text:p>Datacard sans source d'information ne peut être enregistré en tant que projet d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10/29/2010</text:date>, <text:time>08:2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0-29T08:26:50</dc:date>
    <meta:editing-cycles>51</meta:editing-cycles>
    <meta:editing-duration>PT02H45M40S</meta:editing-duration>
    <meta:document-statistic meta:table-count="1" meta:cell-count="2951" meta:object-count="0"/>
    <meta:user-defined meta:name="Info 1"/>
    <meta:user-defined meta:name="Info 2"/>
    <meta:user-defined meta:name="Info 3"/>
    <meta:user-defined meta:name="Info 4"/>
  </office:meta>
</office:document-meta>
</file>